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meraZoom" table:style-name="ta1">
        <table:shapes>
          <draw:frame draw:z-index="0" draw:style-name="gr1" draw:text-style-name="P1" svg:width="265.7mm" svg:height="156.18mm" svg:x="68.83mm" svg:y="1.06mm">
            <loext:p draw:notify-on-update-of-ranges="CameraZoom.A2:CameraZoom.A5 CameraZoom.B1:CameraZoom.B1 CameraZoom.B2:CameraZoom.B5 CameraZoom.A2:CameraZoom.A5 CameraZoom.C1:CameraZoom.C1 CameraZoom.C2:CameraZoom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4" calcext:value-type="float">
            <text:p>7.4</text:p>
          </table:table-cell>
          <table:table-cell office:value-type="float" office:value="-650" calcext:value-type="float">
            <text:p>-6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8" calcext:value-type="float">
            <text:p>5.8</text:p>
          </table:table-cell>
          <table:table-cell office:value-type="float" office:value="-1150" calcext:value-type="float">
            <text:p>-1150</text:p>
          </table:table-cell>
        </table:table-row>
      </table:table>
      <table:table table:name="BeamDamage" table:style-name="ta1">
        <table:shapes>
          <draw:frame draw:z-index="0" draw:style-name="gr1" draw:text-style-name="P1" svg:width="180.4mm" svg:height="98.67mm" svg:x="163.25mm" svg:y="4.25mm">
            <loext:p draw:notify-on-update-of-ranges="BeamDamage.A7:BeamDamage.A18 BeamDamage.B1:BeamDamage.B1 BeamDamage.C7:BeamDamage.C18 BeamDamage.A7:BeamDamage.A18 BeamDamage.D1:BeamDamage.D1 BeamDamage.E7:BeamDamage.E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0.4mm" svg:height="98.67mm" svg:x="164.61mm" svg:y="108.38mm">
            <loext:p draw:notify-on-update-of-ranges="BeamDamage.A7:BeamDamage.A18 BeamDamage.C6:BeamDamage.C6 BeamDamage.C7:BeamDamage.C18 BeamDamage.A7:BeamDamage.A18 BeamDamage.E6:BeamDamage.E6 BeamDamage.E7:BeamDamage.E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Big beam</text:p>
          </table:table-cell>
          <table:covered-table-cell/>
          <table:table-cell table:style-name="ce2" office:value-type="string" calcext:value-type="string" table:number-columns-spanned="2" table:number-rows-spanned="1">
            <text:p>Mini beam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Initial Radius</text:p>
          </table:table-cell>
          <table:table-cell table:style-name="ce2" office:value-type="float" office:value="0.3" calcext:value-type="float" table:number-columns-spanned="2" table:number-rows-spanned="1">
            <text:p>0.3</text:p>
          </table:table-cell>
          <table:covered-table-cell/>
          <table:table-cell table:style-name="ce2" office:value-type="float" office:value="0.15" calcext:value-type="float" table:number-columns-spanned="2" table:number-rows-spanned="1">
            <text:p>0.1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Divergence</text:p>
          </table:table-cell>
          <table:table-cell table:style-name="ce2" office:value-type="float" office:value="0.002" calcext:value-type="float" table:number-columns-spanned="2" table:number-rows-spanned="1">
            <text:p>0.002</text:p>
          </table:table-cell>
          <table:covered-table-cell/>
          <table:table-cell table:style-name="ce2" office:value-type="float" office:value="0.0015" calcext:value-type="float" table:number-columns-spanned="2" table:number-rows-spanned="1">
            <text:p>0.001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Base Damage</text:p>
          </table:table-cell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" office:value-type="float" office:value="0.03" calcext:value-type="float" table:number-columns-spanned="2" table:number-rows-spanned="1">
            <text:p>0.03</text:p>
          </table:table-cell>
          <table:covered-table-cell/>
          <table:table-cell/>
        </table:table-row>
        <table:table-row table:style-name="ro1">
          <table:table-cell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2]+([.B$3]*[.$A7])" office:value-type="float" office:value="0.3" calcext:value-type="float">
            <text:p>0.3</text:p>
          </table:table-cell>
          <table:table-cell table:formula="of:=[.B$4]/([.B7]*[.B7])" office:value-type="float" office:value="33.3333333333333" calcext:value-type="float">
            <text:p>33.3333333333333</text:p>
          </table:table-cell>
          <table:table-cell table:formula="of:=[.D$2]+([.D$3]*[.$A7])" office:value-type="float" office:value="0.15" calcext:value-type="float">
            <text:p>0.15</text:p>
          </table:table-cell>
          <table:table-cell table:formula="of:=[.D$4]/([.D7]*[.D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+([.B$3]*[.$A8])" office:value-type="float" office:value="0.32" calcext:value-type="float">
            <text:p>0.32</text:p>
          </table:table-cell>
          <table:table-cell table:formula="of:=[.B$4]/([.B8]*[.B8])" office:value-type="float" office:value="29.296875" calcext:value-type="float">
            <text:p>29.296875</text:p>
          </table:table-cell>
          <table:table-cell table:formula="of:=[.D$2]+([.D$3]*[.$A8])" office:value-type="float" office:value="0.165" calcext:value-type="float">
            <text:p>0.165</text:p>
          </table:table-cell>
          <table:table-cell table:formula="of:=[.D$4]/([.D8]*[.D8])" office:value-type="float" office:value="1.10192837465565" calcext:value-type="float">
            <text:p>1.1019283746556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2]+([.B$3]*[.$A9])" office:value-type="float" office:value="0.4" calcext:value-type="float">
            <text:p>0.4</text:p>
          </table:table-cell>
          <table:table-cell table:formula="of:=[.B$4]/([.B9]*[.B9])" office:value-type="float" office:value="18.75" calcext:value-type="float">
            <text:p>18.75</text:p>
          </table:table-cell>
          <table:table-cell table:formula="of:=[.D$2]+([.D$3]*[.$A9])" office:value-type="float" office:value="0.225" calcext:value-type="float">
            <text:p>0.225</text:p>
          </table:table-cell>
          <table:table-cell table:formula="of:=[.D$4]/([.D9]*[.D9])" office:value-type="float" office:value="0.592592592592593" calcext:value-type="float">
            <text:p>0.59259259259259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2]+([.B$3]*[.$A10])" office:value-type="float" office:value="0.5" calcext:value-type="float">
            <text:p>0.5</text:p>
          </table:table-cell>
          <table:table-cell table:formula="of:=[.B$4]/([.B10]*[.B10])" office:value-type="float" office:value="12" calcext:value-type="float">
            <text:p>12</text:p>
          </table:table-cell>
          <table:table-cell table:formula="of:=[.D$2]+([.D$3]*[.$A10])" office:value-type="float" office:value="0.3" calcext:value-type="float">
            <text:p>0.3</text:p>
          </table:table-cell>
          <table:table-cell table:formula="of:=[.D$4]/([.D10]*[.D10]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$2]+([.B$3]*[.$A11])" office:value-type="float" office:value="0.7" calcext:value-type="float">
            <text:p>0.7</text:p>
          </table:table-cell>
          <table:table-cell table:formula="of:=[.B$4]/([.B11]*[.B11])" office:value-type="float" office:value="6.12244897959184" calcext:value-type="float">
            <text:p>6.12244897959184</text:p>
          </table:table-cell>
          <table:table-cell table:formula="of:=[.D$2]+([.D$3]*[.$A11])" office:value-type="float" office:value="0.45" calcext:value-type="float">
            <text:p>0.45</text:p>
          </table:table-cell>
          <table:table-cell table:formula="of:=[.D$4]/([.D11]*[.D11])" office:value-type="float" office:value="0.148148148148148" calcext:value-type="float">
            <text:p>0.14814814814814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$2]+([.B$3]*[.$A12])" office:value-type="float" office:value="1.3" calcext:value-type="float">
            <text:p>1.3</text:p>
          </table:table-cell>
          <table:table-cell table:formula="of:=[.B$4]/([.B12]*[.B12])" office:value-type="float" office:value="1.77514792899408" calcext:value-type="float">
            <text:p>1.77514792899408</text:p>
          </table:table-cell>
          <table:table-cell table:formula="of:=[.D$2]+([.D$3]*[.$A12])" office:value-type="float" office:value="0.9" calcext:value-type="float">
            <text:p>0.9</text:p>
          </table:table-cell>
          <table:table-cell table:formula="of:=[.D$4]/([.D12]*[.D12])" office:value-type="float" office:value="0.037037037037037" calcext:value-type="float">
            <text:p>0.03703703703703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2]+([.B$3]*[.$A13])" office:value-type="float" office:value="2.3" calcext:value-type="float">
            <text:p>2.3</text:p>
          </table:table-cell>
          <table:table-cell table:formula="of:=[.B$4]/([.B13]*[.B13])" office:value-type="float" office:value="0.56710775047259" calcext:value-type="float">
            <text:p>0.56710775047259</text:p>
          </table:table-cell>
          <table:table-cell table:formula="of:=[.D$2]+([.D$3]*[.$A13])" office:value-type="float" office:value="1.65" calcext:value-type="float">
            <text:p>1.65</text:p>
          </table:table-cell>
          <table:table-cell table:formula="of:=[.D$4]/([.D13]*[.D13])" office:value-type="float" office:value="0.0110192837465565" calcext:value-type="float">
            <text:p>0.011019283746557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B$2]+([.B$3]*[.$A14])" office:value-type="float" office:value="3.3" calcext:value-type="float">
            <text:p>3.3</text:p>
          </table:table-cell>
          <table:table-cell table:formula="of:=[.B$4]/([.B14]*[.B14])" office:value-type="float" office:value="0.275482093663912" calcext:value-type="float">
            <text:p>0.275482093663912</text:p>
          </table:table-cell>
          <table:table-cell table:formula="of:=[.D$2]+([.D$3]*[.$A14])" office:value-type="float" office:value="2.4" calcext:value-type="float">
            <text:p>2.4</text:p>
          </table:table-cell>
          <table:table-cell table:formula="of:=[.D$4]/([.D14]*[.D14])" office:value-type="float" office:value="0.00520833333333333" calcext:value-type="float">
            <text:p>0.00520833333333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2]+([.B$3]*[.$A15])" office:value-type="float" office:value="4.3" calcext:value-type="float">
            <text:p>4.3</text:p>
          </table:table-cell>
          <table:table-cell table:formula="of:=[.B$4]/([.B15]*[.B15])" office:value-type="float" office:value="0.162249864791779" calcext:value-type="float">
            <text:p>0.162249864791779</text:p>
          </table:table-cell>
          <table:table-cell table:formula="of:=[.D$2]+([.D$3]*[.$A15])" office:value-type="float" office:value="3.15" calcext:value-type="float">
            <text:p>3.15</text:p>
          </table:table-cell>
          <table:table-cell table:formula="of:=[.D$4]/([.D15]*[.D15])" office:value-type="float" office:value="0.00302343159486017" calcext:value-type="float">
            <text:p>0.0030234315948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2]+([.B$3]*[.$A16])" office:value-type="float" office:value="6.3" calcext:value-type="float">
            <text:p>6.3</text:p>
          </table:table-cell>
          <table:table-cell table:formula="of:=[.B$4]/([.B16]*[.B16])" office:value-type="float" office:value="0.0755857898715042" calcext:value-type="float">
            <text:p>0.075585789871504</text:p>
          </table:table-cell>
          <table:table-cell table:formula="of:=[.D$2]+([.D$3]*[.$A16])" office:value-type="float" office:value="4.65" calcext:value-type="float">
            <text:p>4.65</text:p>
          </table:table-cell>
          <table:table-cell table:formula="of:=[.D$4]/([.D16]*[.D16])" office:value-type="float" office:value="0.00138744363510232" calcext:value-type="float">
            <text:p>0.001387443635102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2]+([.B$3]*[.$A17])" office:value-type="float" office:value="8.3" calcext:value-type="float">
            <text:p>8.3</text:p>
          </table:table-cell>
          <table:table-cell table:formula="of:=[.B$4]/([.B17]*[.B17])" office:value-type="float" office:value="0.0435476847147627" calcext:value-type="float">
            <text:p>0.043547684714763</text:p>
          </table:table-cell>
          <table:table-cell table:formula="of:=[.D$2]+([.D$3]*[.$A17])" office:value-type="float" office:value="6.15" calcext:value-type="float">
            <text:p>6.15</text:p>
          </table:table-cell>
          <table:table-cell table:formula="of:=[.D$4]/([.D17]*[.D17])" office:value-type="float" office:value="0.000793178663493952" calcext:value-type="float">
            <text:p>0.00079317866349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2]+([.B$3]*[.$A18])" office:value-type="float" office:value="20.3" calcext:value-type="float">
            <text:p>20.3</text:p>
          </table:table-cell>
          <table:table-cell table:formula="of:=[.B$4]/([.B18]*[.B18])" office:value-type="float" office:value="0.00727996311485355" calcext:value-type="float">
            <text:p>0.007279963114854</text:p>
          </table:table-cell>
          <table:table-cell table:formula="of:=[.D$2]+([.D$3]*[.$A18])" office:value-type="float" office:value="15.15" calcext:value-type="float">
            <text:p>15.15</text:p>
          </table:table-cell>
          <table:table-cell table:formula="of:=[.D$4]/([.D18]*[.D18])" office:value-type="float" office:value="0.000130706139920923" calcext:value-type="float">
            <text:p>0.0001307061399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08:50:18.2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6:40:04.986000000</meta:creation-date>
    <dc:date>2017-10-05T08:51:36.109000000</dc:date>
    <meta:editing-duration>P2DT4H10M43S</meta:editing-duration>
    <meta:editing-cycles>5</meta:editing-cycles>
    <meta:generator>LibreOffice/5.2.7.2$Windows_x86 LibreOffice_project/2b7f1e640c46ceb28adf43ee075a6e8b8439ed10</meta:generator>
    <meta:document-statistic meta:table-count="2" meta:cell-count="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71cm" svg:height="15.619cm" xlink:href=".." xlink:type="simple" chart:class="chart:scatter" chart:style-name="ch1">
        <chart:legend chart:legend-position="end" svg:x="23.084cm" svg:y="6.763cm" style:legend-expansion="high" chart:style-name="ch2"/>
        <chart:plot-area chart:style-name="ch3" table:cell-range-address="CameraZoom.A2:CameraZoom.C5 CameraZoom.B1:CameraZoom.C1" chart:data-source-has-labels="row" svg:x="0.531cm" svg:y="0.312cm" svg:width="22.022cm" svg:height="14.995cm">
          <chartooo:coordinate-region svg:x="1.337cm" svg:y="0.511cm" svg:width="20.117cm" svg:height="14.1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ameraZoom.B2:CameraZoom.B5" chart:label-cell-address="CameraZoom.B1:CameraZoom.B1" chart:class="chart:scatter">
            <chart:domain table:cell-range-address="CameraZoom.A2:CameraZoom.A5"/>
            <chart:regression-curve chart:style-name="ch8">
              <chart:equation chart:display-equation="true" chart:display-r-square="false" svg:x="3.498cm" svg:y="10.629cm"/>
            </chart:regression-curve>
            <chart:data-point chart:repeated="4"/>
          </chart:series>
          <chart:series chart:attached-axis="secondary-y" chart:style-name="ch9" chart:values-cell-range-address="CameraZoom.C2:CameraZoom.C5" chart:label-cell-address="CameraZoom.C1:CameraZoom.C1" chart:class="chart:scatter">
            <chart:regression-curve chart:style-name="ch10">
              <chart:equation chart:display-equation="true" chart:display-r-square="false" svg:x="5.889cm" svg:y="3.001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CameraZoom.B1:CameraZoom.B1</svg:desc>
                </draw:g>
              </table:table-cell>
              <table:table-cell office:value-type="string">
                <text:p>z</text:p>
                <draw:g>
                  <svg:desc>CameraZoom.C1:CameraZoo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meraZoom.A2:CameraZoom.A5</svg:desc>
                </draw:g>
              </table:table-cell>
              <table:table-cell office:value-type="float" office:value="90">
                <text:p>90</text:p>
                <draw:g>
                  <svg:desc>CameraZoom.B2:CameraZoom.B5</svg:desc>
                </draw:g>
              </table:table-cell>
              <table:table-cell office:value-type="float" office:value="-50">
                <text:p>-50</text:p>
                <draw:g>
                  <svg:desc>CameraZoom.C2:CameraZoom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0">
                <text:p>1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7.4">
                <text:p>7.4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.8">
                <text:p>5.8</text:p>
              </table:table-cell>
              <table:table-cell office:value-type="float" office:value="-1150">
                <text:p>-1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41cm" svg:height="9.868cm" xlink:href=".." xlink:type="simple" chart:class="chart:scatter" chart:style-name="ch1">
        <chart:legend chart:legend-position="end" svg:x="15.109cm" svg:y="4.386cm" style:legend-expansion="high" chart:style-name="ch2"/>
        <chart:plot-area chart:style-name="ch3" table:cell-range-address="BeamDamage.A7:BeamDamage.A18 BeamDamage.B1:BeamDamage.B1 BeamDamage.C7:BeamDamage.C18 BeamDamage.D1:BeamDamage.D1 BeamDamage.E7:BeamDamage.E18" chart:data-source-has-labels="row" svg:x="1.371cm" svg:y="0.197cm" svg:width="13.378cm" svg:height="8.493cm">
          <chartooo:coordinate-region svg:x="2.654cm" svg:y="0.396cm" svg:width="11.63cm" svg:height="7.647cm"/>
          <chart:axis chart:dimension="x" chart:name="primary-x" chart:style-name="ch4">
            <chart:title svg:x="7.355cm" svg:y="8.887cm" chart:style-name="ch5">
              <text:p>Distance</text:p>
            </chart:title>
          </chart:axis>
          <chart:axis chart:dimension="y" chart:name="primary-y" chart:style-name="ch4">
            <chart:title svg:x="0.451cm" svg:y="5.135cm" chart:style-name="ch6">
              <text:p>Damage</text:p>
            </chart:title>
            <chart:grid chart:style-name="ch7" chart:class="major"/>
          </chart:axis>
          <chart:series chart:style-name="ch8" chart:values-cell-range-address="BeamDamage.C7:BeamDamage.C18" chart:label-cell-address="BeamDamage.B1:BeamDamage.B1" chart:class="chart:scatter">
            <chart:domain table:cell-range-address="BeamDamage.A7:BeamDamage.A18"/>
            <chart:data-point chart:repeated="12"/>
          </chart:series>
          <chart:series chart:style-name="ch9" chart:values-cell-range-address="BeamDamage.E7:BeamDamage.E18" chart:label-cell-address="BeamDamage.D1:BeamDamage.D1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ig beam</text:p>
                <draw:g>
                  <svg:desc>BeamDamage.B1:BeamDamage.B1</svg:desc>
                </draw:g>
              </table:table-cell>
              <table:table-cell office:value-type="string">
                <text:p>Mini beam</text:p>
                <draw:g>
                  <svg:desc>BeamDamage.D1:BeamDamag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amDamage.A7:BeamDamage.A18</svg:desc>
                </draw:g>
              </table:table-cell>
              <table:table-cell office:value-type="float" office:value="33.3333333333333">
                <text:p>33.3333333333333</text:p>
                <draw:g>
                  <svg:desc>BeamDamage.C7:BeamDamage.C18</svg:desc>
                </draw:g>
              </table:table-cell>
              <table:table-cell office:value-type="float" office:value="1.33333333333333">
                <text:p>1.33333333333333</text:p>
                <draw:g>
                  <svg:desc>BeamDamage.E7:BeamDamage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.296875">
                <text:p>29.296875</text:p>
              </table:table-cell>
              <table:table-cell office:value-type="float" office:value="1.10192837465565">
                <text:p>1.10192837465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8.75">
                <text:p>18.7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.77514792899408">
                <text:p>1.77514792899408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56710775047259">
                <text:p>0.56710775047259</text:p>
              </table:table-cell>
              <table:table-cell office:value-type="float" office:value="0.0110192837465565">
                <text:p>0.0110192837465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0.275482093663912">
                <text:p>0.275482093663912</text:p>
              </table:table-cell>
              <table:table-cell office:value-type="float" office:value="0.00520833333333333">
                <text:p>0.00520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162249864791779">
                <text:p>0.162249864791779</text:p>
              </table:table-cell>
              <table:table-cell office:value-type="float" office:value="0.00302343159486017">
                <text:p>0.00302343159486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0755857898715042">
                <text:p>0.0755857898715042</text:p>
              </table:table-cell>
              <table:table-cell office:value-type="float" office:value="0.00138744363510232">
                <text:p>0.00138744363510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0.0435476847147627">
                <text:p>0.0435476847147627</text:p>
              </table:table-cell>
              <table:table-cell office:value-type="float" office:value="0.000793178663493952">
                <text:p>0.000793178663493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0.00727996311485355">
                <text:p>0.00727996311485355</text:p>
              </table:table-cell>
              <table:table-cell office:value-type="float" office:value="0.000130706139920923">
                <text:p>0.000130706139920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41cm" svg:height="9.868cm" xlink:href=".." xlink:type="simple" chart:class="chart:scatter" chart:style-name="ch1">
        <chart:plot-area chart:style-name="ch2" table:cell-range-address="BeamDamage.A7:BeamDamage.A18 BeamDamage.C6:BeamDamage.C18 BeamDamage.E6:BeamDamage.E18" chart:data-source-has-labels="row" svg:x="1.371cm" svg:y="0.197cm" svg:width="16.31cm" svg:height="8.493cm">
          <chartooo:coordinate-region svg:x="1.992cm" svg:y="0.396cm" svg:width="15.224cm" svg:height="7.647cm"/>
          <chart:axis chart:dimension="x" chart:name="primary-x" chart:style-name="ch3">
            <chart:title svg:x="8.821cm" svg:y="8.887cm" chart:style-name="ch4">
              <text:p>Distance</text:p>
            </chart:title>
          </chart:axis>
          <chart:axis chart:dimension="y" chart:name="primary-y" chart:style-name="ch5">
            <chart:title svg:x="0.451cm" svg:y="5.135cm" chart:style-name="ch6">
              <text:p>Damage</text:p>
            </chart:title>
            <chart:grid chart:style-name="ch7" chart:class="major"/>
          </chart:axis>
          <chart:series chart:style-name="ch8" chart:values-cell-range-address="BeamDamage.C7:BeamDamage.C18" chart:label-cell-address="BeamDamage.C6:BeamDamage.C6" chart:class="chart:scatter">
            <chart:domain table:cell-range-address="BeamDamage.A7:BeamDamage.A18"/>
            <chart:data-point chart:repeated="12"/>
          </chart:series>
          <chart:series chart:style-name="ch9" chart:values-cell-range-address="BeamDamage.E7:BeamDamage.E18" chart:label-cell-address="BeamDamage.E6:BeamDamage.E6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mage-1</text:p>
                <draw:g>
                  <svg:desc>BeamDamage.C6:BeamDamage.C6</svg:desc>
                </draw:g>
              </table:table-cell>
              <table:table-cell office:value-type="string">
                <text:p>Damage-2</text:p>
                <draw:g>
                  <svg:desc>BeamDamage.E6:BeamDamage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amDamage.A7:BeamDamage.A18</svg:desc>
                </draw:g>
              </table:table-cell>
              <table:table-cell office:value-type="float" office:value="33.3333333333333">
                <text:p>33.3333333333333</text:p>
                <draw:g>
                  <svg:desc>BeamDamage.C7:BeamDamage.C18</svg:desc>
                </draw:g>
              </table:table-cell>
              <table:table-cell office:value-type="float" office:value="1.33333333333333">
                <text:p>1.33333333333333</text:p>
                <draw:g>
                  <svg:desc>BeamDamage.E7:BeamDamage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.296875">
                <text:p>29.296875</text:p>
              </table:table-cell>
              <table:table-cell office:value-type="float" office:value="1.10192837465565">
                <text:p>1.10192837465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8.75">
                <text:p>18.7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.77514792899408">
                <text:p>1.77514792899408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56710775047259">
                <text:p>0.56710775047259</text:p>
              </table:table-cell>
              <table:table-cell office:value-type="float" office:value="0.0110192837465565">
                <text:p>0.0110192837465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0.275482093663912">
                <text:p>0.275482093663912</text:p>
              </table:table-cell>
              <table:table-cell office:value-type="float" office:value="0.00520833333333333">
                <text:p>0.00520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162249864791779">
                <text:p>0.162249864791779</text:p>
              </table:table-cell>
              <table:table-cell office:value-type="float" office:value="0.00302343159486017">
                <text:p>0.00302343159486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0755857898715042">
                <text:p>0.0755857898715042</text:p>
              </table:table-cell>
              <table:table-cell office:value-type="float" office:value="0.00138744363510232">
                <text:p>0.00138744363510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0.0435476847147627">
                <text:p>0.0435476847147627</text:p>
              </table:table-cell>
              <table:table-cell office:value-type="float" office:value="0.000793178663493952">
                <text:p>0.000793178663493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0.00727996311485355">
                <text:p>0.00727996311485355</text:p>
              </table:table-cell>
              <table:table-cell office:value-type="float" office:value="0.000130706139920923">
                <text:p>0.0001307061399209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